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style:paragraph-properties fo:margin-left="2.062cm" fo:margin-right="0cm" fo:text-align="center" fo:text-indent="-2.062cm"/>
      <style:text-properties fo:font-size="3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36pt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318cm" fo:margin-right="0cm" fo:text-indent="0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454cm" svg:y="0.408cm">
          <draw:text-box>
            <text:p text:style-name="P1"><text:span text:style-name="T1">HYMN #602</text:span></text:p>
            <text:p text:style-name="P1"><text:span text:style-name="T2">“</text:span><text:span text:style-name="T2">The Gifts Christ Freely Giv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4.638cm" svg:height="7.011cm" svg:x="1.778cm" svg:y="0.609cm">
          <draw:text-box>
            <text:p text:style-name="P4"><text:span text:style-name="T3">1. </text:span><text:span text:style-name="T4">The gifts Christ freely gives</text:span></text:p>
            <text:p text:style-name="P5"><text:span text:style-name="T4">He gives to you and me</text:span></text:p>
            <text:p text:style-name="P5"><text:span text:style-name="T4">To be His Church, His bride,</text:span></text:p>
            <text:p text:style-name="P5"><text:span text:style-name="T4">His chosen, saved and fre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6" draw:layer="layout" svg:width="24.638cm" svg:height="7.011cm" svg:x="1.778cm" svg:y="0.501cm">
          <draw:text-box>
            <text:p text:style-name="P4"><text:span text:style-name="T4">Saints blest with these rich gifts</text:span></text:p>
            <text:p text:style-name="P5"><text:span text:style-name="T4">Are children who proclaim</text:span></text:p>
            <text:p text:style-name="P5"><text:span text:style-name="T4">That they were won by Christ</text:span></text:p>
            <text:p text:style-name="P7"><text:span text:style-name="T4">And cling to His strong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8" draw:layer="layout" svg:width="24.384cm" svg:height="7.011cm" svg:x="1.968cm" svg:y="0.599cm">
          <draw:text-box>
            <text:p text:style-name="P7"><text:span text:style-name="T3">2. </text:span><text:span text:style-name="T4">The gifts flow from the font</text:span><text:span text:style-name="T4"><text:line-break/></text:span><text:span text:style-name="T4">Where He calls us His own;</text:span><text:span text:style-name="T4"><text:line-break/></text:span><text:span text:style-name="T4">New life He gives that makes</text:span><text:span text:style-name="T4"><text:line-break/></text:span><text:span text:style-name="T4">Us His and His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8" draw:layer="layout" svg:width="24.638cm" svg:height="7.011cm" svg:x="1.571cm" svg:y="0.524cm">
          <draw:text-box>
            <text:p text:style-name="P7"><text:span text:style-name="T4">Here He forgives our sins</text:span><text:span text:style-name="T4"><text:line-break/></text:span><text:span text:style-name="T4">With water and His Word;</text:span><text:span text:style-name="T4"><text:line-break/></text:span><text:span text:style-name="T4">The triune God Himself</text:span><text:span text:style-name="T4"><text:line-break/></text:span><text:span text:style-name="T4">Gives pow’r to call Him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6" draw:layer="layout" svg:width="25.146cm" svg:height="7.011cm" svg:x="1.27cm" svg:y="0.508cm">
          <draw:text-box>
            <text:p text:style-name="P4"><text:span text:style-name="T3">3. </text:span><text:span text:style-name="T4">The gifts of grace and peace</text:span><text:span text:style-name="T4"><text:line-break/></text:span><text:span text:style-name="T4">From absolution flow;</text:span><text:span text:style-name="T4"><text:line-break/></text:span><text:span text:style-name="T4">The pastor’s words are Christ’s</text:span><text:span text:style-name="T4"><text:line-break/></text:span><text:span text:style-name="T4">For us to trust and kn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6" draw:layer="layout" svg:width="24.638cm" svg:height="7.011cm" svg:x="1.566cm" svg:y="0.54cm">
          <draw:text-box>
            <text:p text:style-name="P4"><text:span text:style-name="T4">Forgiveness that we need</text:span><text:span text:style-name="T4"><text:line-break/></text:span><text:span text:style-name="T4">Is granted to us there;</text:span><text:span text:style-name="T4"><text:line-break/></text:span><text:span text:style-name="T4">The Lord of mercy sends</text:span><text:span text:style-name="T4"><text:line-break/></text:span><text:span text:style-name="T4">Us forth in His blest c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6" draw:layer="layout" svg:width="24.384cm" svg:height="7.011cm" svg:x="1.524cm" svg:y="0.508cm">
          <draw:text-box>
            <text:p text:style-name="P4"><text:span text:style-name="T3">4. </text:span><text:span text:style-name="T4">The gifts are there each day</text:span><text:span text:style-name="T4"><text:line-break/></text:span><text:span text:style-name="T4">The holy Word is read;</text:span><text:span text:style-name="T4"><text:line-break/></text:span><text:span text:style-name="T4">God’s children listen, hear,</text:span><text:span text:style-name="T4"><text:line-break/></text:span><text:span text:style-name="T4">Receive, and they are f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6" draw:layer="layout" svg:width="24.384cm" svg:height="7.011cm" svg:x="1.778cm" svg:y="0.609cm">
          <draw:text-box>
            <text:p text:style-name="P4"><text:span text:style-name="T4">Christ fills them with Himself,</text:span><text:span text:style-name="T4"><text:line-break/></text:span><text:span text:style-name="T4">Blest words that give them life,</text:span><text:span text:style-name="T4"><text:line-break/></text:span><text:span text:style-name="T4">Restoring and refreshing</text:span><text:span text:style-name="T4"><text:line-break/></text:span><text:span text:style-name="T4">Them for this world’s str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6" draw:layer="layout" svg:width="24.638cm" svg:height="7.011cm" svg:x="1.547cm" svg:y="0.501cm">
          <draw:text-box>
            <text:p text:style-name="P4"><text:span text:style-name="T3">5. </text:span><text:span text:style-name="T4">The gifts are in the feast,</text:span><text:span text:style-name="T4"><text:line-break/></text:span><text:span text:style-name="T4">Gifts far more than we see;</text:span><text:span text:style-name="T4"><text:line-break/></text:span><text:span text:style-name="T4">Beneath the bread and wine</text:span><text:span text:style-name="T4"><text:line-break/></text:span><text:span text:style-name="T4">Is food from Calva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3" draw:text-style-name="P6" draw:layer="layout" svg:width="24.638cm" svg:height="7.011cm" svg:x="1.524cm" svg:y="0.508cm">
          <draw:text-box>
            <text:p text:style-name="P4"><text:span text:style-name="T4">The body and the blood</text:span><text:span text:style-name="T4"><text:line-break/></text:span><text:span text:style-name="T4">Remove our ev’ry sin;</text:span><text:span text:style-name="T4"><text:line-break/></text:span><text:span text:style-name="T4">We leave His presence in</text:span><text:span text:style-name="T4"><text:line-break/></text:span><text:span text:style-name="T4">His peace, renewed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4" draw:text-style-name="P6" draw:layer="layout" svg:width="24.892cm" svg:height="7.011cm" svg:x="1.524cm" svg:y="0.609cm">
          <draw:text-box>
            <text:p text:style-name="P4"><text:span text:style-name="T3">6. </text:span><text:span text:style-name="T4">All glory to the One</text:span><text:span text:style-name="T4"><text:line-break/></text:span><text:span text:style-name="T4">Who lavishes such love;</text:span><text:span text:style-name="T4"><text:line-break/></text:span><text:span text:style-name="T4">The triune God in love </text:span><text:span text:style-name="T4"><text:line-break/></text:span><text:span text:style-name="T4">Assures our life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5" draw:text-style-name="P11" draw:layer="layout" svg:width="25.146cm" svg:height="13.211cm" svg:x="1.524cm" svg:y="0.508cm">
          <draw:text-box>
            <text:p text:style-name="P1"><text:span text:style-name="T4">His means of grace for us</text:span><text:span text:style-name="T4"><text:line-break/></text:span><text:span text:style-name="T4">Are gifts He loves to give;</text:span><text:span text:style-name="T4"><text:line-break/></text:span><text:span text:style-name="T4">All thanks and praise for His</text:span><text:span text:style-name="T4"><text:line-break/></text:span><text:span text:style-name="T4">Great love by which we live!</text:span></text:p>
            <text:p text:style-name="P10"><text:span text:style-name="T5"/></text:p>
            <text:p text:style-name="P10"><text:span text:style-name="T5"/></text:p>
            <text:p text:style-name="P10"><text:span text:style-name="T6"><text:s text:c="5"/></text:span><text:span text:style-name="T6">© 2001 Richard C. Resch.</text:span></text:p>
            <text:p text:style-name="P10"><text:span text:style-name="T6"><text:s text:c="5"/></text:span><text:span text:style-name="T6">Used by permission: </text:span></text:p>
            <text:p text:style-name="P10"><text:span text:style-name="T6"><text:s text:c="5"/></text:span><text:span text:style-name="T6">LSB Hymn License</text:span></text:p>
            <text:p text:style-name="P10"><text:span text:style-name="T6"><text:s text:c="5"/></text:span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20:54:36.002000000</meta:creation-date>
    <dc:title>Hymn template</dc:title>
    <meta:editing-duration>PT2H54M33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24T16:18:11.890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6-12T20:54:35.737000000"/>
  </office:meta>
</office:document-meta>
</file>